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9943" officeooo:paragraph-rsid="000199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m off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20:50:22.139259947</meta:creation-date>
    <dc:date>2020-04-03T20:51:07.099815899</dc:date>
    <meta:editing-duration>PT45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0.7.3$Linux_X86_64 LibreOffice_project/00m0$Build-3</meta:generator>
  </office:meta>
</office:document-meta>
</file>